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55600000300BB0EE136FA0CFB63.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9.134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outline1">
      <style:graphic-properties fo:min-height="8.884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374cm" fo:text-align="start" fo:text-indent="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presentation:user-transformed="true">
          <draw:text-box>
            <text:p>Vision and value proposition</text:p>
          </draw:text-box>
        </draw:frame>
        <draw:frame presentation:style-name="pr2" draw:text-style-name="P1" draw:layer="layout" svg:width="22.5cm" svg:height="9.134cm" svg:x="4.5cm" svg:y="3.8cm" presentation:class="subtitle" presentation:user-transformed="true">
          <draw:text-box>
            <text:p>We want to create “reward courts” to mint crypto money for those who have less money than they should. Courts may make decisions by voting. It is intended to reduce world monetary injustice.</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Problem to solve</text:p>
          </draw:text-box>
        </draw:frame>
        <draw:frame presentation:style-name="pr4" draw:layer="layout" svg:width="22.5cm" svg:height="9.134cm" svg:x="4.5cm" svg:y="3.8cm" presentation:class="outline">
          <draw:text-box>
            <text:list text:style-name="L2">
              <text:list-item>
                <text:p text:style-name="P2">Some people and organizations have less money than they should (some die of hunger, Linus Torvalds has less than Bill Gates, mathematicians have less than porn stars, climate activists suffer lack of money, etc.)</text:p>
              </text:list-item>
              <text:list-item>
                <text:p>We want to create courts that will judge whom to mint money for.</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arget market and opportunity</text:p>
          </draw:text-box>
        </draw:frame>
        <draw:frame presentation:style-name="pr4" draw:layer="layout" svg:width="22.5cm" svg:height="9.134cm" svg:x="4.5cm" svg:y="3.8cm" presentation:class="outline" presentation:user-transformed="true">
          <draw:text-box>
            <text:list text:style-name="L2">
              <text:list-item>
                <text:p>Minting money for everybody has become possible with advent of blockchains.</text:p>
              </text:list-item>
              <text:list-item>
                <text:p>Blockchain-based voting appeared recently with advent of Aragon blockchain platform.</text:p>
              </text:list-item>
              <text:list-item>
                <text:p>So now it’s is the right time to build crypto reward courts, as before it was impossible.</text:p>
              </text:list-item>
              <text:list-item>
                <text:p>Our target market consists of:</text:p>
                <text:list>
                  <text:list-item>
                    <text:p>judges (nonprofit foundations, I expect)</text:p>
                  </text:list-item>
                  <text:list-item>
                    <text:p>money receivers (nonprofit entrepreneurs, free software writers, social activists, just poor people, even poor countries)</text:p>
                  </text:list-item>
                </text:list>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Opportunity (continued)</text:p>
          </draw:text-box>
        </draw:frame>
        <draw:frame presentation:style-name="pr4" draw:layer="layout" svg:width="22.5cm" svg:height="9.134cm" svg:x="4.5cm" svg:y="3.8cm" presentation:class="outline">
          <draw:text-box>
            <text:list text:style-name="L2">
              <text:list-item>
                <text:p>It is because the existing ways to obtain money work not well or don’t work at all:</text:p>
                <text:list>
                  <text:list-item>
                    <text:p>A nonprofit foundation that makes grants always has too little money to grant money to everybody they would like to grant to.</text:p>
                  </text:list-item>
                  <text:list-item>
                    <text:p>Countries don’t coordinate with each other to give money to global projects such as combating the climate change.</text:p>
                  </text:list-item>
                  <text:list-item>
                    <text:p>States are too inflexible in deciding whom to give money and are often corrupted.</text:p>
                  </text:list-item>
                </text:list>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he solution</text:p>
          </draw:text-box>
        </draw:frame>
        <draw:frame presentation:style-name="pr4" draw:layer="layout" svg:width="22.5cm" svg:height="9.134cm" svg:x="4.5cm" svg:y="3.8cm" presentation:class="outline">
          <draw:text-box>
            <text:list text:style-name="L2">
              <text:list-item>
                <text:p>The solution is to <text:span text:style-name="T1">mint</text:span><text:span text:style-name="T2"> money rather than just to donate it. Minting </text:span><text:span text:style-name="T2">allows to produce unlimited amounts of money rather than donate </text:span><text:span text:style-name="T2">existing limited sum of money.</text:span></text:p>
              </text:list-item>
              <text:list-item>
                <text:p><text:span text:style-name="T2">Minting crypto is not a new thing. But the new thing is that now it </text:span><text:span text:style-name="T2">can be done by voting decisions, in order to represent people’s </text:span><text:span text:style-name="T2">element in the decision, to compensate flaws in our economy ruled </text:span><text:span text:style-name="T2">by soulless rules or physical circumstances, to introduce the </text:span><text:span text:style-name="T2">concept of a reward of a </text:span><text:span text:style-name="T1">good deed</text:span><text:span text:style-name="T2"> into the economy</text:span><text:span text:style-name="T2">.</text:span></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Revenue model</text:p>
          </draw:text-box>
        </draw:frame>
        <draw:frame presentation:style-name="pr4" draw:layer="layout" svg:width="22.5cm" svg:height="9.134cm" svg:x="4.5cm" svg:y="3.8cm" presentation:class="outline">
          <draw:text-box>
            <text:list text:style-name="L2">
              <text:list-item>
                <text:p>Our project is meant to become able to finance itself: It finances good projects of all kinds, so itself, too.</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Business impact</text:p>
          </draw:text-box>
        </draw:frame>
        <draw:frame presentation:style-name="pr4" draw:layer="layout" svg:width="22.5cm" svg:height="9.134cm" svg:x="4.5cm" svg:y="3.8cm" presentation:class="outline">
          <draw:text-box>
            <text:list text:style-name="L2">
              <text:list-item>
                <text:p>I dream on a tremendous impact on the world business, on changing capitalism that rules world economy into a something radically different: <text:span text:style-name="T1">economy based on good</text:span><text:span text:style-name="T2">.</text:span></text:p>
              </text:list-item>
              <text:list-item>
                <text:p><text:span text:style-name="T2">If for example, somebody writes free software for all the mankind, or reduces carbon in the atmosphere, he should receive a reward.</text:span></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Customer segments</text:p>
          </draw:text-box>
        </draw:frame>
        <draw:frame presentation:style-name="pr4" draw:layer="layout" svg:width="22.5cm" svg:height="9.134cm" svg:x="4.5cm" svg:y="3.8cm" presentation:class="outline" presentation:user-transformed="true">
          <draw:text-box>
            <text:list text:style-name="L2">
              <text:list-item>
                <text:p><text:s text:c="4"/>Reward of open source products and ideas</text:p>
              </text:list-item>
              <text:list-item>
                <text:p><text:s text:c="4"/>Give crypto for everybody in the world</text:p>
              </text:list-item>
              <text:list-item>
                <text:p><text:s text:c="4"/>Money to poor countries</text:p>
              </text:list-item>
              <text:list-item>
                <text:p><text:s text:c="4"/>Anti-war funds</text:p>
              </text:list-item>
              <text:list-item>
                <text:p><text:s text:c="4"/>Money to advertise/SEO good sites/pages, support journalism (in a wide sense), PRs</text:p>
              </text:list-item>
              <text:list-item>
                <text:p><text:s text:c="4"/>Money to school/colleges, especially nonprofit ones, and to students</text:p>
              </text:list-item>
              <text:list-item>
                <text:p><text:s text:c="4"/>Disaster recovery funds</text:p>
              </text:list-item>
              <text:list-item>
                <text:p><text:s text:c="4"/>Reward for donations</text:p>
              </text:list-item>
              <text:list-item>
                <text:p><text:s text:c="4"/>Victims</text:p>
              </text:list-item>
              <text:list-item>
                <text:p><text:s text:c="4"/>Rewarding actions protecting the environment (such as against climate change)</text:p>
              </text:list-item>
              <text:list-item>
                <text:p><text:s text:c="4"/>Compensation to persons who accidentally burned their money.</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MVP</text:p>
          </draw:text-box>
        </draw:frame>
        <draw:frame presentation:style-name="pr4" draw:layer="layout" svg:width="22.5cm" svg:height="9.134cm" svg:x="4.5cm" svg:y="3.8cm" presentation:class="outline">
          <draw:text-box>
            <text:list text:style-name="L2">
              <text:list-item>
                <text:p>To create the MVP, it remains to pass security audit and after this publish it on the Ethereum mainnet.</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KPIs for Success</text:p>
          </draw:text-box>
        </draw:frame>
        <draw:frame presentation:style-name="pr4" draw:layer="layout" svg:width="22.5cm" svg:height="9.134cm" svg:x="4.5cm" svg:y="3.8cm" presentation:class="outline">
          <draw:text-box>
            <text:list text:style-name="L2">
              <text:list-item>
                <text:p>Total number of courts created.</text:p>
              </text:list-item>
              <text:list-item>
                <text:p>Total number of minting transactions.</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Creator’s bio</text:p>
          </draw:text-box>
        </draw:frame>
        <draw:frame presentation:style-name="pr4" draw:layer="layout" svg:width="22.5cm" svg:height="9.134cm" svg:x="4.5cm" svg:y="3.8cm" presentation:class="outline">
          <draw:text-box>
            <text:list text:style-name="L2">
              <text:list-item>
                <text:p>This software was created by Victor Porton.</text:p>
              </text:list-item>
              <text:list-item>
                <text:p>Victor Porton is a mathematician, free software developer, religious writer, social activist.</text:p>
              </text:list-item>
              <text:list-item>
                <text:p>(Before this project starts workings) Victor Porton earned money as a software developer.</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0.8999996185303pt"/>
    </style:style>
    <style:style style:name="DNA-outline3" style:family="presentation" style:parent-style-name="DNA-outline2">
      <style:paragraph-properties fo:margin-left="0cm" fo:margin-right="0cm" fo:margin-top="0cm" fo:margin-bottom="0.223cm" fo:text-indent="0cm"/>
      <style:text-properties fo:font-size="18pt"/>
    </style:style>
    <style:style style:name="DNA-outline4" style:family="presentation" style:parent-style-name="DNA-outline3">
      <style:paragraph-properties fo:margin-left="0cm" fo:margin-right="0cm" fo:margin-top="0cm" fo:margin-bottom="0.149cm" fo:text-indent="0cm"/>
      <style:text-properties fo:font-size="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20T23:51:07.506442417</meta:creation-date>
    <meta:editing-duration>PT1H2M37S</meta:editing-duration>
    <meta:editing-cycles>21</meta:editing-cycles>
    <meta:generator>LibreOffice/6.3.5.2$Linux_X86_64 LibreOffice_project/30$Build-2</meta:generator>
    <dc:title>DNA</dc:title>
    <meta:initial-creator>Victor Porton</meta:initial-creator>
    <dc:date>2020-03-21T00:53:54.761159330</dc:date>
    <dc:creator>Victor Porton</dc:creator>
    <meta:document-statistic meta:object-count="66"/>
  </office:meta>
</office:document-meta>
</file>